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margin-left="1.27cm" fo:margin-right="0cm" fo:margin-top="0.494cm" fo:margin-bottom="0.494cm" style:contextual-spacing="false" fo:line-height="100%" fo:text-indent="0cm" style:auto-text-indent="false"/>
      <style:text-properties fo:font-size="16pt" style:letter-kerning="false" style:font-name-asian="Times New Roman1" style:font-size-asian="16pt" style:language-asian="en" style:country-asian="IN" style:font-name-complex="Calibri1" style:font-size-complex="16pt"/>
    </style:style>
    <style:style style:name="P4" style:family="paragraph" style:parent-style-name="Standard">
      <style:paragraph-properties fo:margin-top="0.494cm" fo:margin-bottom="0.494cm" style:contextual-spacing="false" fo:line-height="100%"/>
    </style:style>
    <style:style style:name="P5" style:family="paragraph" style:parent-style-name="Standard" style:list-style-name="WWNum2">
      <style:paragraph-properties fo:margin-top="0.494cm" fo:margin-bottom="0cm" style:contextual-spacing="false" fo:line-height="100%"/>
    </style:style>
    <style:style style:name="P6" style:family="paragraph" style:parent-style-name="Standard" style:list-style-name="WWNum2">
      <style:paragraph-properties fo:margin-top="0cm" fo:margin-bottom="0.494cm" style:contextual-spacing="false" fo:line-height="100%"/>
    </style:style>
    <style:style style:name="P7" style:family="paragraph" style:parent-style-name="Standard" style:list-style-name="WWNum2">
      <style:paragraph-properties fo:margin-top="0cm" fo:margin-bottom="0cm" style:contextual-spacing="false" fo:line-height="100%"/>
    </style:style>
    <style:style style:name="P8" style:family="paragraph" style:parent-style-name="Standard" style:list-style-name="WWNum3">
      <style:paragraph-properties fo:margin-top="0.494cm" fo:margin-bottom="0cm" style:contextual-spacing="false" fo:line-height="100%"/>
    </style:style>
    <style:style style:name="P9" style:family="paragraph" style:parent-style-name="Standard" style:list-style-name="WWNum3">
      <style:paragraph-properties fo:margin-top="0cm" fo:margin-bottom="0.494cm" style:contextual-spacing="false" fo:line-height="100%"/>
    </style:style>
    <style:style style:name="P10" style:family="paragraph" style:parent-style-name="Standard" style:list-style-name="WWNum4">
      <style:paragraph-properties fo:margin-top="0.494cm" fo:margin-bottom="0cm" style:contextual-spacing="false" fo:line-height="100%"/>
    </style:style>
    <style:style style:name="P11" style:family="paragraph" style:parent-style-name="Standard" style:list-style-name="WWNum4">
      <style:paragraph-properties fo:margin-top="0cm" fo:margin-bottom="0.494cm" style:contextual-spacing="false" fo:line-height="100%"/>
    </style:style>
    <style:style style:name="P12" style:family="paragraph" style:parent-style-name="Standard" style:list-style-name="WWNum4">
      <style:paragraph-properties fo:margin-top="0cm" fo:margin-bottom="0cm" style:contextual-spacing="false" fo:line-height="100%"/>
    </style:style>
    <style:style style:name="P13" style:family="paragraph" style:parent-style-name="Standard" style:list-style-name="WWNum5">
      <style:paragraph-properties fo:margin-top="0.494cm" fo:margin-bottom="0cm" style:contextual-spacing="false" fo:line-height="100%"/>
    </style:style>
    <style:style style:name="P14" style:family="paragraph" style:parent-style-name="Standard" style:list-style-name="WWNum5">
      <style:paragraph-properties fo:margin-top="0cm" fo:margin-bottom="0.494cm" style:contextual-spacing="false" fo:line-height="100%"/>
    </style:style>
    <style:style style:name="P15" style:family="paragraph" style:parent-style-name="Standard" style:list-style-name="WWNum5">
      <style:paragraph-properties fo:margin-top="0cm" fo:margin-bottom="0cm" style:contextual-spacing="false" fo:line-height="100%"/>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style:letter-kerning="false" style:font-name-asian="Times New Roman1" style:font-size-asian="16pt" style:language-asian="en" style:country-asian="IN" style:font-weight-asian="bold" style:font-name-complex="Calibri1" style:font-size-complex="16pt" style:font-weight-complex="bold"/>
    </style:style>
    <style:style style:name="T3" style:family="text">
      <style:text-properties fo:font-size="16pt" style:font-size-asian="16pt" style:font-size-complex="16pt"/>
    </style:style>
    <style:style style:name="T4" style:family="text">
      <style:text-properties fo:font-size="16pt" style:letter-kerning="false" style:font-name-asian="Times New Roman1" style:font-size-asian="16pt" style:language-asian="en" style:country-asian="IN" style:font-name-complex="Calibri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 The Kernel</text:span></text:p>
      <text:p text:style-name="P1"/>
      <text:p text:style-name="Standard"><text:span text:style-name="T3">Think of the kernel as the core of the operating system. It's a privileged program that acts as a mediator between hardware and software. Imagine it as the conductor of an orchestra, managing resources, ensuring smooth operation, and responding to requests.</text:span></text:p>
      <text:p text:style-name="P1"/>
      <text:p text:style-name="Standard"><text:span text:style-name="T1">kernel's responsibilities:</text:span></text:p>
      <text:p text:style-name="P2"/>
      <text:p text:style-name="Standard"><text:span text:style-name="T1">Hardware Management:</text:span><text:span text:style-name="T3"> The kernel directly interacts with hardware components like CPU, memory, storage devices, and peripherals. It controls device drivers that translate low-level hardware operations into commands the system understands.</text:span></text:p>
      <text:p text:style-name="Standard"><text:span text:style-name="T1">Process Management:</text:span><text:span text:style-name="T3"> The kernel creates, manages, and schedules processes (running programs). It allocates resources like CPU time and memory to ensure efficient execution.</text:span></text:p>
      <text:p text:style-name="Standard"><text:span text:style-name="T1">Memory Management:</text:span><text:span text:style-name="T3"> The kernel keeps track of allocated memory and ensures applications don't interfere with each other's memory space. It handles virtual memory, providing applications with a larger usable memory space than physically available.</text:span></text:p>
      <text:p text:style-name="Standard"><text:span text:style-name="T1">File System Management:</text:span><text:span text:style-name="T3"> The kernel manages how data is stored and accessed on storage devices. It interacts with file systems like ext4 or NTFS, allowing applications to read, write, and manipulate files.</text:span></text:p>
      <text:p text:style-name="Standard"><text:span text:style-name="T1">Security</text:span><text:span text:style-name="T3">: The kernel enforces security policies and restricts access to critical resources. It protects the system from unauthorized access and malicious programs.</text:span></text:p>
      <text:p text:style-name="Standard"><text:soft-page-break/><text:span text:style-name="T1">2. The User</text:span></text:p>
      <text:p text:style-name="P1"/>
      <text:p text:style-name="Standard"><text:span text:style-name="T3">The user interacts with the operating system through applications (programs). These applications run in user space, a less privileged environment than the kernel space. Applications rely on the kernel to access resources and perform essential tasks.</text:span></text:p>
      <text:p text:style-name="P1"/>
      <text:p text:style-name="Standard"><text:span text:style-name="T1">Here's how user applications interact with the system:</text:span></text:p>
      <text:p text:style-name="P1"/>
      <text:p text:style-name="Standard"><text:span text:style-name="T1">System Calls:</text:span><text:span text:style-name="T3"> System calls are the primary way user applications communicate with the kernel. They act like special function calls that request specific services from the kernel. For example, an application might use a system call to open a file, read data from a disk, or create a new process.</text:span></text:p>
      <text:p text:style-name="Standard"><text:span text:style-name="T1">User-Space Libraries:</text:span><text:span text:style-name="T3"> Most user applications don't directly interact with system calls. Instead, they rely on user-space libraries like the C standard library (libc) that provide a higher-level abstraction. These libraries handle the complexities of system calls, offering functions like open, read, and write that simplify application development.</text:span></text:p>
      <text:p text:style-name="P2"/>
      <text:p text:style-name="P2"/>
      <text:p text:style-name="P2"/>
      <text:p text:style-name="P2"/>
      <text:p text:style-name="P2"/>
      <text:p text:style-name="P2"><text:soft-page-break/></text:p>
      <text:p text:style-name="Standard"><text:span text:style-name="T1">3. The Conversation: Kernel and User Communication</text:span></text:p>
      <text:p text:style-name="P1"/>
      <text:p text:style-name="Standard"><text:span text:style-name="T3">The kernel and user applications communicate through a well-defined interface called the System Call Interface (SCI). It's like a set of pre-defined dialogues between the two parties.</text:span></text:p>
      <text:p text:style-name="P1"/>
      <text:p text:style-name="Standard"><text:span text:style-name="T1">Here's how the conversation goes:</text:span></text:p>
      <text:p text:style-name="P1"/>
      <text:p text:style-name="Standard"><text:span text:style-name="T1">User Request:</text:span><text:span text:style-name="T3"> The user application invokes a function provided by a user-space library (e.g., open to open a file).</text:span></text:p>
      <text:p text:style-name="Standard"><text:span text:style-name="T1">System Call:</text:span><text:span text:style-name="T3"> The library translates the function call into a system call and sends it to the kernel along with any necessary arguments (e.g., filename for opening a file).</text:span></text:p>
      <text:p text:style-name="Standard"><text:span text:style-name="T3">Context Switch: The operating system switches the CPU from user space to kernel space, allowing the kernel to handle the request directly.</text:span></text:p>
      <text:p text:style-name="Standard"><text:span text:style-name="T1">Kernel Action:</text:span><text:span text:style-name="T3"> The kernel performs the requested operation. For example, it might find the file on disk using the file system and prepare it for reading.</text:span></text:p>
      <text:p text:style-name="Standard"><text:span text:style-name="T1">Return Value:</text:span><text:span text:style-name="T3"> Once complete, the kernel returns a value (e.g., success or failure code) back to the user application.</text:span></text:p>
      <text:p text:style-name="Standard"><text:span text:style-name="T3">Context Switch Back: The operating system switches the CPU back to user space, allowing the application to continue execution.</text:span></text:p>
      <text:p text:style-name="Standard"><text:soft-page-break/><text:span text:style-name="T1">Library Response:</text:span><text:span text:style-name="T3"> The library receives the return value from the kernel and translates it into a meaningful response for the application (e.g., file descriptor for successful file opening).</text:span></text:p>
      <text:p text:style-name="P1"/>
      <text:p text:style-name="Standard"><text:span text:style-name="T3">This back-and-forth communication between user applications and the kernel through system calls allows user programs to leverage the power and resources of the operating system while maintaining security and stability.</text:span></text:p>
      <text:p text:style-name="P4"><text:span text:style-name="T2">Module Initialization (module_init):</text:span></text:p>
      <text:list xml:id="list3249326847" text:style-name="WWNum2">
        <text:list-item>
          <text:p text:style-name="P5"><text:span text:style-name="T2">register_chrdev_region:</text:span><text:span text:style-name="T4"> This function allocates a major device number and a range of minor device numbers for the character device.</text:span></text:p>
        </text:list-item>
        <text:list-item>
          <text:p text:style-name="P7"><text:span text:style-name="T2">cdev_init:</text:span><text:span text:style-name="T4"> This function initializes a character device structure (cdev) with information like the file operations associated with the device.</text:span></text:p>
        </text:list-item>
        <text:list-item>
          <text:p text:style-name="P6"><text:span text:style-name="T2">cdev_add:</text:span><text:span text:style-name="T4"> This function adds the character device structure (cdev) to the kernel's list of available character devices.</text:span></text:p>
        </text:list-item>
      </text:list>
      <text:p text:style-name="P4"><text:span text:style-name="T2">Character Device Creation (device_create):</text:span></text:p>
      <text:list xml:id="list2656330490" text:style-name="WWNum3">
        <text:list-item>
          <text:p text:style-name="P8"><text:span text:style-name="T2">alloc_chrdev_region:</text:span><text:span text:style-name="T4"> This function (potentially the same as step 1 above) allocates a major device number and a range of minor device numbers for the character device.</text:span></text:p>
        </text:list-item>
        <text:list-item>
          <text:p text:style-name="P9"><text:span text:style-name="T2">device_create:</text:span><text:span text:style-name="T4"> This function creates a device node in the /dev directory for the character device. This allows user-space programs to access the device.</text:span></text:p>
        </text:list-item>
      </text:list>
      <text:p text:style-name="P4"><text:span text:style-name="T2">Implementing File Operations:</text:span></text:p>
      <text:p text:style-name="P4"><text:span text:style-name="T4">The flowchart shows several file operations that can be implemented for the character device:</text:span></text:p>
      <text:list xml:id="list743903605" text:style-name="WWNum4">
        <text:list-item>
          <text:p text:style-name="P10"><text:soft-page-break/><text:span text:style-name="T2">open:</text:span><text:span text:style-name="T4"> This function handles opening the device by a user-space program. It might involve initializing any necessary device state or performing security checks.</text:span></text:p>
        </text:list-item>
        <text:list-item>
          <text:p text:style-name="P12"><text:span text:style-name="T2">read:</text:span><text:span text:style-name="T4"> This function handles reading data from the device by a user-space program. The specific implementation of how data is read would depend on the purpose of the character device.</text:span></text:p>
        </text:list-item>
        <text:list-item>
          <text:p text:style-name="P12"><text:span text:style-name="T2">write:</text:span><text:span text:style-name="T4"> This function handles writing data to the device by a user-space program. Similar to read, the implementation would depend on the character device's functionality.</text:span></text:p>
        </text:list-item>
        <text:list-item>
          <text:p text:style-name="P12"><text:span text:style-name="T2">release:</text:span><text:span text:style-name="T4"> This function handles closing the device by a user-space program. It might involve cleaning up any resources associated with the open device.</text:span></text:p>
        </text:list-item>
        <text:list-item>
          <text:p text:style-name="P12"><text:span text:style-name="T2">Copy_to_User:</text:span> <text:span text:style-name="T4">It securely copies data from the kernel space (privileged area) to a memory location accessible by a user-space program</text:span></text:p>
        </text:list-item>
        <text:list-item>
          <text:p text:style-name="P11"><text:span text:style-name="T2">Copy_from_user:</text:span><text:span text:style-name="T4"> It securely copies data from a user-space memory location to the kernel space. This is used when a user-space program needs to send data to the kernel, like providing input for a system cal</text:span></text:p>
        </text:list-item>
      </text:list>
      <text:p text:style-name="P4"><text:span text:style-name="T2">Module Exit (module_exit):</text:span></text:p>
      <text:list xml:id="list2375283422" text:style-name="WWNum5">
        <text:list-item>
          <text:p text:style-name="P13"><text:span text:style-name="T2">unregister_chrdev_region:</text:span><text:span text:style-name="T4"> This function frees the major device number and the range of minor device numbers that were allocated for the character device.</text:span></text:p>
        </text:list-item>
        <text:list-item>
          <text:p text:style-name="P15"><text:span text:style-name="T2">cdev_del:</text:span><text:span text:style-name="T4"> This function removes the character device structure (cdev) from the kernel's list of available character devices.</text:span></text:p>
        </text:list-item>
        <text:list-item>
          <text:p text:style-name="P14"><text:span text:style-name="T2">device_destroy:</text:span><text:span text:style-name="T4"> This function destroys the device node in the /dev directory that was created for the character device.</text:span></text:p>
        </text:list-item>
      </text:list>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agatisantoshi08@gmail.com</meta:initial-creator>
    <dc:creator>yagatisantoshi08@gmail.com</dc:creator>
    <meta:editing-cycles>6</meta:editing-cycles>
    <meta:creation-date>2024-06-05T04:17:00</meta:creation-date>
    <dc:date>2024-06-05T04:43:00</dc:date>
    <meta:editing-duration>PT17M</meta:editing-duration>
    <meta:generator>LibreOffice/7.3.7.2$Linux_X86_64 LibreOffice_project/30$Build-2</meta:generator>
    <meta:document-statistic meta:table-count="0" meta:image-count="0" meta:object-count="0" meta:page-count="5" meta:paragraph-count="43" meta:word-count="920" meta:character-count="6119" meta:non-whitespace-character-count="5256"/>
    <meta:user-defined meta:name="AppVersion">16.0000</meta:user-defined>
    <meta:template xlink:type="simple" xlink:actuate="onRequest" xlink:title="Normal" xlink:href=""/>
  </office:meta>
</office:document-meta>
</file>